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a959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a959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IX</text:span></text:p>
      <text:p text:style-name="P2"><text:span text:style-name="T4">Поправляя пиджак, Александр быстрым шагом вошел в комнату. </text:span></text:p>
      <text:p text:style-name="P2"><text:span text:style-name="T4">–Мат конем через 8 ходов, – сказал он отцу, бросив взгляд на доску на столе.</text:span></text:p>
      <text:p text:style-name="P2"><text:span text:style-name="T4">–А он на ходу славливает, – усмехнулся Евгений, допивая коньяк.</text:span></text:p>
      <text:p text:style-name="P2"><text:span text:style-name="T4">–Разгильдяй только, – добавил Павел, вздохнув. </text:span></text:p>
      <text:p text:style-name="P2"><text:span text:style-name="T4">–Так что вы хотели? У меня дела.</text:span></text:p>
      <text:p text:style-name="P2"><text:span text:style-name="T4">–Сядь. Есть разговор, – сказал Александру отец. </text:span></text:p>
      <text:p text:style-name="P2"><text:span text:style-name="T4">Парень недовольно фыркнув упал в кресло. </text:span></text:p>
      <text:p text:style-name="P2"><text:span text:style-name="T4">–Твои выходки уже всем надоели. Твое бездельничество ничего хорошего не приносит. Тебе бы уж делом пора заняться. </text:span></text:p>
      <text:p text:style-name="P2"><text:span text:style-name="T4">–А я и занимаюсь. Играю на гитаре, выучил 6 языков. Что еще нужно?</text:span></text:p>
      <text:p text:style-name="P2"><text:span text:style-name="T4">–Проще говоря, ты живешь в свое удовольствие. </text:span></text:p>
      <text:p text:style-name="P2"><text:span text:style-name="T4">–Не начинай даже всю эту тягомотину. Не хочу этого слышать, отец.</text:span></text:p>
      <text:p text:style-name="P2"><text:span text:style-name="T4">––Значит так, Александр Павлович, я буду великодушен и предложу тебе выбор. </text:span></text:p>
      <text:p text:style-name="P2"><text:span text:style-name="T4">–Ну и что ты еще придумал? – закатив глаза, сказал недовольно Александр. </text:span></text:p>
      <text:p text:style-name="P2"><text:span text:style-name="T4">–Или ты летишь в Лондон после выпускного, где ты будешь учиться и может наконец-то научишься хоть каким-то манерам, или же ты останешься здесь, но при этом обязуешься регулярно посещать лекции, а твоим воспитанием займется Анастасия Евгеньевна.</text:span></text:p>
      <text:p text:style-name="P2"><text:span text:style-name="T4">–Ну вот еще! Не дождешься! У меня, между прочим, тоже есть друзья и личная жизнь и мне не до твоих бесполезных лекций! </text:span></text:p>
      <text:p text:style-name="P2"><text:soft-page-break/><text:span text:style-name="T4">–Александр Павлович! Что вы позволяете себе?! Вы с отцом разговариваете! В комнате двое взрослых мужчин, а вы по факту никто! – не выдержал Евгений. </text:span></text:p>
      <text:p text:style-name="P2"><text:span text:style-name="T4">–Да как вы меня уже все достали! Хотите в четырех стенах запереть?! Не выйдет! – крикнул парень и вышел из комнаты, громко хлопнув дверью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9:34.298000000</meta:creation-date>
    <dc:date>2022-05-15T20:19:52.797000000</dc:date>
    <meta:editing-duration>PT18S</meta:editing-duration>
    <meta:editing-cycles>1</meta:editing-cycles>
    <meta:document-statistic meta:table-count="0" meta:image-count="0" meta:object-count="0" meta:page-count="2" meta:paragraph-count="18" meta:word-count="230" meta:character-count="1459" meta:non-whitespace-character-count="1230"/>
    <meta:generator>LibreOffice/7.2.2.2$Windows_X86_64 LibreOffice_project/02b2acce88a210515b4a5bb2e46cbfb63fe97d56</meta:generator>
  </office:meta>
</office:document-meta>
</file>